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7cm" style:rel-column-width="6553*"/>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E5" style:family="table-cell" style:data-style-name="N0">
      <style:table-cell-properties fo:padding="0.097cm" fo:border-left="0.002cm solid #000000" fo:border-right="none" fo:border-top="none" fo:border-bottom="0.002cm solid #000000"/>
    </style:style>
    <style:style style:name="Tabelle1.B11.2.4.2" style:family="table-column">
      <style:table-column-properties style:column-width="1.7cm" style:rel-column-width="6554*"/>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431cm" style:rel-column-width="5516*"/>
    </style:style>
    <style:style style:name="Tabelle3.B" style:family="table-column">
      <style:table-column-properties style:column-width="2.695cm" style:rel-column-width="10393*"/>
    </style:style>
    <style:style style:name="Tabelle3.C" style:family="table-column">
      <style:table-column-properties style:column-width="2.884cm" style:rel-column-width="11120*"/>
    </style:style>
    <style:style style:name="Tabelle3.D" style:family="table-column">
      <style:table-column-properties style:column-width="1.561cm" style:rel-column-width="6019*"/>
    </style:style>
    <style:style style:name="Tabelle3.E" style:family="table-column">
      <style:table-column-properties style:column-width="2.385cm" style:rel-column-width="9195*"/>
    </style:style>
    <style:style style:name="Tabelle3.F" style:family="table-column">
      <style:table-column-properties style:column-width="6.041cm" style:rel-column-width="23292*"/>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B5.1" style:family="table-column">
      <style:table-column-properties style:column-width="1.584cm" style:rel-column-width="6108*"/>
    </style:style>
    <style:style style:name="Tabelle3.B5.2" style:family="table-column">
      <style:table-column-properties style:column-width="1.111cm" style:rel-column-width="4285*"/>
    </style:style>
    <style:style style:name="Tabelle3.B5.5" style:family="table-column">
      <style:table-column-properties style:column-width="2.385cm" style:rel-column-width="9196*"/>
    </style:style>
    <style:style style:name="Tabelle3.B5.6" style:family="table-column">
      <style:table-column-properties style:column-width="6.041cm" style:rel-column-width="23291*"/>
    </style:style>
    <style:style style:name="Tabelle3.B5.2.2.1" style:family="table-row">
      <style:table-row-properties style:min-row-height="4.817cm"/>
    </style:style>
    <style:style style:name="Tabelle3.B5.3.2.1" style:family="table-row">
      <style:table-row-properties style:min-row-height="0.9cm"/>
    </style:style>
    <style:style style:name="Tabelle3.B5.3.2.3" style:family="table-row">
      <style:table-row-properties style:min-row-height="1.656cm"/>
    </style:style>
    <style:style style:name="Tabelle3.B5.2.4.1" style:family="table-row">
      <style:table-row-properties style:min-row-height="4.528cm"/>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1.7cm" style:rel-column-width="6553*"/>
    </style:style>
    <style:style style:name="Tabelle6.C" style:family="table-column">
      <style:table-column-properties style:column-width="3.399cm" style:rel-column-width="13107*"/>
    </style:style>
    <style:style style:name="Tabelle6.D" style:family="table-column">
      <style:table-column-properties style:column-width="1.565cm" style:rel-column-width="6033*"/>
    </style:style>
    <style:style style:name="Tabelle6.E" style:family="table-column">
      <style:table-column-properties style:column-width="2.593cm" style:rel-column-width="9998*"/>
    </style:style>
    <style:style style:name="Tabelle6.F" style:family="table-column">
      <style:table-column-properties style:column-width="6.041cm" style:rel-column-width="23291*"/>
    </style:style>
    <style:style style:name="Tabelle6.A1" style:family="table-cell">
      <style:table-cell-properties fo:padding="0.097cm" fo:border-left="0.002cm solid #000000" fo:border-right="none" fo:border-top="0.002cm solid #000000" fo:border-bottom="0.002cm solid #000000"/>
    </style:style>
    <style:style style:name="Tabelle6.F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F2" style:family="table-cell">
      <style:table-cell-properties fo:padding="0.097cm" fo:border-left="0.002cm solid #000000" fo:border-right="0.002cm solid #000000" fo:border-top="none" fo:border-bottom="0.002cm solid #000000"/>
    </style:style>
    <style:style style:name="Tabelle6.6" style:family="table-row">
      <style:table-row-properties style:min-row-height="4.461cm"/>
    </style:style>
    <style:style style:name="Tabelle6.B6.1" style:family="table-row">
      <style:table-row-properties style:min-row-height="2.297cm"/>
    </style:style>
    <style:style style:name="Tabelle6.B6.2" style:family="table-row">
      <style:table-row-properties style:min-row-height="2.884cm"/>
    </style:style>
    <style:style style:name="Tabelle6.C6.1" style:family="table-row">
      <style:table-row-properties style:min-row-height="1.101cm"/>
    </style:style>
    <style:style style:name="Tabelle6.C6.3" style:family="table-row">
      <style:table-row-properties style:min-row-height="0.778cm"/>
    </style:style>
    <style:style style:name="Tabelle6.C6.4" style:family="table-row">
      <style:table-row-properties style:min-row-height="1.958cm"/>
    </style:style>
    <style:style style:name="Table2" style:family="table">
      <style:table-properties style:width="16.999cm" table:align="margins"/>
    </style:style>
    <style:style style:name="Table2.A" style:family="table-column">
      <style:table-column-properties style:column-width="2.088cm" style:rel-column-width="8052*"/>
    </style:style>
    <style:style style:name="Table2.B" style:family="table-column">
      <style:table-column-properties style:column-width="1.311cm" style:rel-column-width="5053*"/>
    </style:style>
    <style:style style:name="Table2.C" style:family="table-column">
      <style:table-column-properties style:column-width="3.399cm" style:rel-column-width="13105*"/>
    </style:style>
    <style:style style:name="Table2.D" style:family="table-column">
      <style:table-column-properties style:column-width="1.351cm" style:rel-column-width="5209*"/>
    </style:style>
    <style:style style:name="Table2.E" style:family="table-column">
      <style:table-column-properties style:column-width="1.797cm" style:rel-column-width="6930*"/>
    </style:style>
    <style:style style:name="Table2.F" style:family="table-column">
      <style:table-column-properties style:column-width="7.052cm" style:rel-column-width="27186*"/>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4.1" style:family="table-cell">
      <style:table-cell-properties fo:padding="0.097cm" fo:border-left="0.002cm solid #000000" fo:border-right="0.002cm solid #000000" fo:border-top="none" fo:border-bottom="0.002cm solid #000000"/>
    </style:style>
    <style:style style:name="Table2.A4" style:family="table-cell">
      <style:table-cell-properties style:border-line-width-bottom="0.002cm 0.088cm 0.002cm" fo:padding="0.097cm" fo:border-left="0.002cm solid #000000" fo:border-right="none" fo:border-top="none" fo:border-bottom="0.092cm double #000000"/>
    </style:style>
    <style:style style:name="Table2.C4.4.4" style:family="table-cell">
      <style:table-cell-properties style:border-line-width-bottom="0.002cm 0.088cm 0.002cm" fo:padding="0.097cm" fo:border-left="0.002cm solid #000000" fo:border-right="0.002cm solid #000000" fo:border-top="none" fo:border-bottom="0.092cm double #000000"/>
    </style:style>
    <style:style style:name="Table2.B6.1" style:family="table-column">
      <style:table-column-properties style:column-width="1.309cm" style:rel-column-width="5047*"/>
    </style:style>
    <style:style style:name="Table2.B6.2" style:family="table-column">
      <style:table-column-properties style:column-width="3.399cm" style:rel-column-width="13107*"/>
    </style:style>
    <style:style style:name="Table2.B6.3" style:family="table-column">
      <style:table-column-properties style:column-width="1.351cm" style:rel-column-width="5210*"/>
    </style:style>
    <style:style style:name="Table2.B6.4" style:family="table-column">
      <style:table-column-properties style:column-width="1.797cm" style:rel-column-width="6931*"/>
    </style:style>
    <style:style style:name="Table2.B6.5" style:family="table-column">
      <style:table-column-properties style:column-width="7.052cm" style:rel-column-width="27188*"/>
    </style:style>
    <style:style style:name="Table1" style:family="table">
      <style:table-properties style:width="16.999cm" table:align="margins"/>
    </style:style>
    <style:style style:name="Table1.A" style:family="table-column">
      <style:table-column-properties style:column-width="1.7cm" style:rel-column-width="6553*"/>
    </style:style>
    <style:style style:name="Table1.C" style:family="table-column">
      <style:table-column-properties style:column-width="3.399cm" style:rel-column-width="13107*"/>
    </style:style>
    <style:style style:name="Table1.D" style:family="table-column">
      <style:table-column-properties style:column-width="1.565cm" style:rel-column-width="6033*"/>
    </style:style>
    <style:style style:name="Table1.E" style:family="table-column">
      <style:table-column-properties style:column-width="2.593cm" style:rel-column-width="9998*"/>
    </style:style>
    <style:style style:name="Table1.F" style:family="table-column">
      <style:table-column-properties style:column-width="6.041cm" style:rel-column-width="2329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1.E5" style:family="table-cell" style:data-style-name="N0">
      <style:table-cell-properties fo:padding="0.097cm" fo:border-left="0.002cm solid #000000" fo:border-right="none" fo:border-top="none" fo:border-bottom="0.002cm solid #000000"/>
    </style:style>
    <style:style style:name="Table1.B11.2.4.2" style:family="table-column">
      <style:table-column-properties style:column-width="1.7cm" style:rel-column-width="6554*"/>
    </style:style>
    <style:style style:name="P1" style:family="paragraph" style:parent-style-name="Table_20_Contents">
      <style:text-properties fo:background-color="#ffff00"/>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background-color="transparent"/>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style="italic" style:font-style-asian="italic" style:font-style-complex="italic"/>
    </style:style>
    <style:style style:name="P6" style:family="paragraph" style:parent-style-name="Standard">
      <style:paragraph-properties fo:line-height="150%" fo:text-align="justify" style:justify-single-word="false"/>
      <style:text-properties fo:language="en" fo:country="US"/>
    </style:style>
    <style:style style:name="P7"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50%"/>
    </style:style>
    <style:style style:name="P10" style:family="paragraph" style:parent-style-name="Text_20_body">
      <style:paragraph-properties fo:line-height="150%"/>
      <style:text-properties fo:language="en" fo:country="US"/>
    </style:style>
    <style:style style:name="P11"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2"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language="en" fo:country="US"/>
    </style:style>
    <style:style style:name="P15" style:family="paragraph" style:parent-style-name="Heading_20_2">
      <style:paragraph-properties fo:break-before="page"/>
    </style:styl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1, 27.03.09 Marc: Added DirectedGraph file description.</text:p>
      <text:p text:style-name="Standard">v10, 31.10.08 Marc: added generic properties section to CART.</text:p>
      <text:p text:style-name="Standard">v9, 30.10.08 Marc: modified CART file description for MARY 4.0</text:p>
      <text:p text:style-name="Standard">v8, 14.11.06 Marc: added a “Precomputed Join Cost file” section.</text:p>
      <text:p text:style-name="Standard">v7, 06.09.06<text:tab/>Sacha: revised the timeline spec after the implementation of a reader/writer for this format.</text:p>
      <text:p text:style-name="Standard">v6, 18.07.06<text:tab/>Sacha: corrected timeline spec against duplicate index interval.</text:p>
      <text:p text:style-name="Standard">v5, 10.07.06 <text:s text:c="2"/>Marc Schröder: Corrected Target feature file spec following Anna's comments.</text:p>
      <text:p text:style-name="Standard">v4, 07.07.06<text:tab/>Sacha Krstulovi<text:span text:style-name="T1">ć</text:span></text:p>
      <text:p text:style-name="Standard">v3, 07.07.06<text:tab/>Marc Schröder</text:p>
      <text:p text:style-name="Standard">v2, 05.07.06<text:tab/>Marc Schröder</text:p>
      <text:p text:style-name="Standard">v1, 04.07.06<text:tab/>Anna Hunecke</text:p>
      <text:h text:style-name="Heading_20_2" text:outline-level="2">Overview</text:h>
      <text:p text:style-name="Text_20_body">The database consists of several files, each representing one conceptually independent type of information.</text:p>
      <text:list text:style-name="L1">
        <text:list-item>
          <text:p text:style-name="P16">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6">CART file: for each named unit type, a CART tree doing the pre-selection of candidate units for a given linguistic and/or acoustic target context. The leafs of the CARTs are index numbers in the list of units.</text:p>
        </text:list-item>
        <text:list-item>
          <text:p text:style-name="P16">Unit file: a list of units, in the order corresponding to the database “time line” (see below). Each unit has a time code marking its start position on the time line, as well as a duration.</text:p>
        </text:list-item>
        <text:list-item>
          <text:p text:style-name="P16">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6">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6">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6">PCM waveform of the original audio data;</text:p>
            </text:list-item>
            <text:list-item>
              <text:p text:style-name="P16">pitch-synchronous LPC coefficients + residual allowing the reconstruction of the audio signal;</text:p>
            </text:list-item>
            <text:list-item>
              <text:p text:style-name="P16">encoded audio in different forms, e.g. using the Speex codec;</text:p>
            </text:list-item>
            <text:list-item>
              <text:p text:style-name="P16">MFCC coefficients describing the audio signal (but not allowing for reconstruction);</text:p>
            </text:list-item>
            <text:list-item>
              <text:p text:style-name="P16">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
      <text:h text:style-name="P13" text:outline-level="2">CART file</text:h>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header-rows>
          <table:table-row>
            <table:table-cell table:style-name="Table1.A1" table:number-columns-spanned="2" office:value-type="string">
              <text:p text:style-name="Table_20_Heading">Section</text:p>
            </table:table-cell>
            <table:covered-table-cell/>
            <table:table-cell table:style-name="Table1.A1" office:value-type="string">
              <text:p text:style-name="Table_20_Heading">Info</text:p>
            </table:table-cell>
            <table:table-cell table:style-name="Table1.A1" office:value-type="string">
              <text:p text:style-name="Table_20_Heading">Type</text:p>
            </table:table-cell>
            <table:table-cell table:style-name="Table1.A1" office:value-type="string">
              <text:p text:style-name="Table_20_Heading">Bytes</text:p>
            </table:table-cell>
            <table:table-cell table:style-name="Table1.F1" office:value-type="string">
              <text:p text:style-name="Table_20_Heading">Comments</text:p>
            </table:table-cell>
          </table:table-row>
        </table:table-header-rows>
        <table:table-row>
          <table:table-cell table:style-name="Table1.A2" table:number-columns-spanned="2" office:value-type="string">
            <text:p text:style-name="Table_20_Contents">Header</text:p>
          </table:table-cell>
          <table:covered-table-cell/>
          <table:table-cell table:style-name="Table1.A2" office:value-type="string">
            <text:p text:style-name="Table_20_Contents">magic</text:p>
          </table:table-cell>
          <table:table-cell table:style-name="Table1.A2" office:value-type="string">
            <text:p text:style-name="Table_20_Contents">int</text:p>
          </table:table-cell>
          <table:table-cell table:style-name="Table1.A2" office:value-type="string">
            <text:p text:style-name="Table_20_Contents">4</text:p>
          </table:table-cell>
          <table:table-cell table:style-name="Table1.F2" office:value-type="string">
            <text:p text:style-name="Table_20_Contents">A magic code identifying MARY database files; the integer value 0x4d415259, corresponding to the ASCII text “MARY”.</text:p>
          </table:table-cell>
        </table:table-row>
        <table:table-row>
          <table:table-cell table:style-name="Table1.A2" table:number-columns-spanned="2" office:value-type="string">
            <text:p text:style-name="Table_20_Contents"/>
          </table:table-cell>
          <table:covered-table-cell/>
          <table:table-cell table:style-name="Table1.A2" office:value-type="string">
            <text:p text:style-name="Table_20_Contents">version</text:p>
          </table:table-cell>
          <table:table-cell table:style-name="Table1.A2" office:value-type="string">
            <text:p text:style-name="Table_20_Contents">int</text:p>
          </table:table-cell>
          <table:table-cell table:style-name="Table1.A2" office:value-type="string">
            <text:p text:style-name="Table_20_Contents">4</text:p>
          </table:table-cell>
          <table:table-cell table:style-name="Table1.F2" office:value-type="string">
            <text:p text:style-name="Table_20_Contents">A version number, as a quick way to check whether the database format is expected to be readable by a given code. For the current specification, this will be “40”, corresponding to MARY 4.0.</text:p>
          </table:table-cell>
        </table:table-row>
        <table:table-row>
          <table:table-cell table:style-name="Table1.A2" table:number-columns-spanned="2" office:value-type="string">
            <text:p text:style-name="Table_20_Contents"/>
          </table:table-cell>
          <table:covered-table-cell/>
          <table:table-cell table:style-name="Table1.A2" office:value-type="string">
            <text:p text:style-name="Table_20_Contents">fileType</text:p>
          </table:table-cell>
          <table:table-cell table:style-name="Table1.A2" office:value-type="string">
            <text:p text:style-name="Table_20_Contents">int</text:p>
          </table:table-cell>
          <table:table-cell table:style-name="Table1.A2" office:value-type="string">
            <text:p text:style-name="Table_20_Contents">4</text:p>
          </table:table-cell>
          <table:table-cell table:style-name="Table1.F2" office:value-type="string">
            <text:p text:style-name="Table_20_Contents">a unique identifier identifying the type of file we are looking at. For CART files, this is “100”.</text:p>
          </table:table-cell>
        </table:table-row>
        <table:table-row>
          <table:table-cell table:style-name="Table1.A2" table:number-columns-spanned="2" office:value-type="string">
            <text:p text:style-name="Table_20_Contents">Properties</text:p>
          </table:table-cell>
          <table:covered-table-cell/>
          <table:table-cell table:style-name="Table1.A2" office:value-type="string">
            <text:p text:style-name="Table_20_Contents">propStringLength</text:p>
          </table:table-cell>
          <table:table-cell table:style-name="Table1.A2" office:value-type="string">
            <text:p text:style-name="Table_20_Contents">short</text:p>
          </table:table-cell>
          <table:table-cell table:style-name="Table1.E5" office:value-type="float" office:value="2">
            <text:p text:style-name="Table_20_Contents">2</text:p>
          </table:table-cell>
          <table:table-cell table:style-name="Table1.F2" office:value-type="string">
            <text:p text:style-name="Table_20_Contents"/>
          </table:table-cell>
        </table:table-row>
        <table:table-row>
          <table:table-cell table:style-name="Table1.A2" table:number-columns-spanned="2" office:value-type="string">
            <text:p text:style-name="Table_20_Contents"/>
          </table:table-cell>
          <table:covered-table-cell/>
          <table:table-cell table:style-name="Table1.A2" office:value-type="string">
            <text:p text:style-name="Table_20_Contents">propString</text:p>
          </table:table-cell>
          <table:table-cell table:style-name="Table1.A2" office:value-type="string">
            <text:p text:style-name="Table_20_Contents">byte[]</text:p>
          </table:table-cell>
          <table:table-cell table:style-name="Table1.A2" office:value-type="string">
            <text:p text:style-name="Table_20_Contents">propStringLength</text:p>
          </table:table-cell>
          <table:table-cell table:style-name="Table1.F2" office:value-type="string">
            <text:p text:style-name="Table_20_Contents">a String representing a properties file, in ISO-8859-1 encoding as created by Properties.store(). This can be used to encode arbitrary key-value pairs.</text:p>
          </table:table-cell>
        </table:table-row>
        <table:table-row>
          <table:table-cell table:style-name="Table1.A2" table:number-columns-spanned="2" office:value-type="string">
            <text:p text:style-name="Table_20_Contents">feature definition (identical to Target Feature File, see below)</text:p>
          </table:table-cell>
          <table:covered-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F2" office:value-type="string">
            <text:p text:style-name="Table_20_Contents">...</text:p>
          </table:table-cell>
        </table:table-row>
        <table:table-row>
          <table:table-cell table:style-name="Table1.A2" table:number-columns-spanned="2" office:value-type="string">
            <text:p text:style-name="Table_20_Contents"/>
          </table:table-cell>
          <table:covered-table-cell/>
          <table:table-cell table:style-name="Table1.A2" office:value-type="string">
            <text:p text:style-name="Table_20_Contents">numDecisionNodes</text:p>
          </table:table-cell>
          <table:table-cell table:style-name="Table1.A2" office:value-type="string">
            <text:p text:style-name="Table_20_Contents">int</text:p>
          </table:table-cell>
          <table:table-cell table:style-name="Table1.E5" office:value-type="float" office:value="4">
            <text:p text:style-name="Table_20_Contents">4</text:p>
          </table:table-cell>
          <table:table-cell table:style-name="Table1.F2" office:value-type="string">
            <text:p text:style-name="Table_20_Contents">the number of decision nodes that will follow</text:p>
          </table:table-cell>
        </table:table-row>
        <table:table-row>
          <table:table-cell table:style-name="Table1.A2" table:number-columns-spanned="2" office:value-type="string">
            <text:p text:style-name="Table_20_Contents">for each decision node</text:p>
          </table:table-cell>
          <table:covered-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featureNameIndex</text:p>
                </table:table-cell>
                <table:table-cell table:style-name="Table1.A2" office:value-type="string">
                  <text:p text:style-name="Table_20_Contents">int </text:p>
                </table:table-cell>
                <table:table-cell table:style-name="Table1.E5" office:value-type="float" office:value="4">
                  <text:p text:style-name="Table_20_Contents">4</text:p>
                </table:table-cell>
                <table:table-cell table:style-name="Table1.F2" office:value-type="string">
                  <text:p text:style-name="Table_20_Contents">index of the feature name according to the feature definition above</text:p>
                </table:table-cell>
              </table:table-row>
              <table:table-row>
                <table:table-cell table:style-name="Table1.A2" office:value-type="string">
                  <text:p text:style-name="Table_20_Contents">nodeType</text:p>
                </table:table-cell>
                <table:table-cell table:style-name="Table1.A2" office:value-type="string">
                  <text:p text:style-name="Table_20_Contents">int</text:p>
                </table:table-cell>
                <table:table-cell table:style-name="Table1.E5" office:value-type="float" office:value="4">
                  <text:p text:style-name="Table_20_Contents">4</text:p>
                </table:table-cell>
                <table:table-cell table:style-name="Table1.F2" office:value-type="string">
                  <text:p text:style-name="Table_20_Contents">one of the following:</text:p>
                  <text:p text:style-name="Table_20_Contents">0=BinaryByteDecisionNode</text:p>
                  <text:p text:style-name="Table_20_Contents">1=BinaryShortDecisionNode</text:p>
                  <text:p text:style-name="Table_20_Contents">2=BinaryFloatDecisionNode</text:p>
                  <text:p text:style-name="Table_20_Contents">3=ByteDecisionNode</text:p>
                  <text:p text:style-name="Table_20_Contents">4=ShortDecisionNode</text:p>
                </table:table-cell>
              </table:table-row>
              <table:table-row>
                <table:table-cell table:style-name="Table1.A2" office:value-type="string">
                  <text:p text:style-name="Table_20_Contents">questionValue</text:p>
                </table:table-cell>
                <table:table-cell table:style-name="Table1.A2" office:value-type="string">
                  <text:p text:style-name="Table_20_Contents">int/float</text:p>
                </table:table-cell>
                <table:table-cell table:style-name="Table1.E5" office:value-type="float" office:value="4">
                  <text:p text:style-name="Table_20_Contents">4</text:p>
                </table:table-cell>
                <table:table-cell table:style-name="Table1.F2" office:value-type="string">
                  <text:p text:style-name="Table_20_Contents">float in case of BinaryFloatDecisionNode;</text:p>
                  <text:p text:style-name="Table_20_Contents">index of feature value in case of BinaryByteDecisionNode or BinaryShortDecisionNode; number of child nodes to follow in case of ByteDecisionNode or ShortDecisionNode (in which case the number of children must be identical to the number of possible values of the feature given in featureNameIndex)</text:p>
                </table:table-cell>
              </table:table-row>
              <table:table-row>
                <table:table-cell table:style-name="Table1.A2" office:value-type="string">
                  <text:p text:style-name="Table_20_Contents">childNodeIDs</text:p>
                </table:table-cell>
                <table:table-cell table:style-name="Table1.A2" office:value-type="string">
                  <text:p text:style-name="Table_20_Contents">int[]</text:p>
                </table:table-cell>
                <table:table-cell table:style-name="Table1.A2" office:value-type="string">
                  <text:p text:style-name="Table_20_Contents">4*numberOfChildren</text:p>
                </table:table-cell>
                <table:table-cell table:style-name="Table1.F2" office:value-type="string">
                  <text:p text:style-name="Table_20_Contents">whereby numberOfChildren = 2 for BinaryByteDecisionNode, BinaryShortDecisionNode and BinaryFloatDecisionNode, and numberOfChildern = questionValue for ByteDecisionNode and ShortDecisionNode.</text:p>
                </table:table-cell>
              </table:table-row>
            </table:table>
          </table:table-cell>
          <table:covered-table-cell/>
          <table:covered-table-cell/>
          <table:covered-table-cell/>
        </table:table-row>
        <table:table-row>
          <table:table-cell table:style-name="Table1.A2" table:number-columns-spanned="2" office:value-type="string">
            <text:p text:style-name="Table_20_Contents"/>
          </table:table-cell>
          <table:covered-table-cell/>
          <table:table-cell table:style-name="Table1.A2" office:value-type="string">
            <text:p text:style-name="Table_20_Contents">number of leaf nodes</text:p>
          </table:table-cell>
          <table:table-cell table:style-name="Table1.A2" office:value-type="string">
            <text:p text:style-name="Table_20_Contents">int </text:p>
          </table:table-cell>
          <table:table-cell table:style-name="Table1.E5" office:value-type="float" office:value="4">
            <text:p text:style-name="Table_20_Contents">4</text:p>
          </table:table-cell>
          <table:table-cell table:style-name="Table1.F2" office:value-type="string">
            <text:p text:style-name="Table_20_Contents"/>
          </table:table-cell>
        </table:table-row>
        <table:table-row>
          <table:table-cell table:style-name="Table1.A2" office:value-type="string">
            <text:p text:style-name="Table_20_Contents">for each leaf node</text:p>
          </table:table-cell>
          <table:table-cell table:number-columns-spanned="5">
            <table:table table:is-sub-table="true">
              <table:table-column table:style-name="Table1.A"/>
              <table:table-column table:style-name="Table1.C"/>
              <table:table-column table:style-name="Table1.D"/>
              <table:table-column table:style-name="Table1.E"/>
              <table:table-column table:style-name="Table1.F"/>
              <table:table-row>
                <table:table-cell table:style-name="Table1.A2" office:value-type="string">
                  <text:p text:style-name="Table_20_Contents"/>
                </table:table-cell>
                <table:table-cell table:style-name="Table1.A2" office:value-type="string">
                  <text:p text:style-name="Table_20_Contents">leafNodeType</text:p>
                </table:table-cell>
                <table:table-cell table:style-name="Table1.A2" office:value-type="string">
                  <text:p text:style-name="Table_20_Contents">int</text:p>
                </table:table-cell>
                <table:table-cell table:style-name="Table1.E5" office:value-type="float" office:value="4">
                  <text:p text:style-name="Table_20_Contents">4</text:p>
                </table:table-cell>
                <table:table-cell table:style-name="Table1.F2" office:value-type="string">
                  <text:p text:style-name="Table_20_Contents">type of leaf node, where</text:p>
                  <text:p text:style-name="Table_20_Contents">0 = IntArrayLeafNode</text:p>
                  <text:p text:style-name="Table_20_Contents">1 = FloatLeafNode</text:p>
                  <text:p text:style-name="Table_20_Contents">2 = IntAndFloatArrayLeafNode</text:p>
                  <text:p text:style-name="Table_20_Contents">3 = StringAndFloatLeafNode</text:p>
                  <text:p text:style-name="Table_20_Contents">4 = FeatureVectorLeafNode</text:p>
                  <text:p text:style-name="Table_20_Contents">5 = PdfLeafNode</text:p>
                </table:table-cell>
              </table:table-row>
              <table:table-row>
                <table:table-cell table:style-name="Table1.A2" office:value-type="string">
                  <text:p text:style-name="Table_20_Contents">for IntArrayLeafNode</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numData</text:p>
                      </table:table-cell>
                      <table:table-cell table:style-name="Table1.A2" office:value-type="string">
                        <text:p text:style-name="Table_20_Contents">int</text:p>
                      </table:table-cell>
                      <table:table-cell table:style-name="Table1.E5" office:value-type="float" office:value="4">
                        <text:p text:style-name="Table_20_Contents">4</text:p>
                      </table:table-cell>
                      <table:table-cell table:style-name="Table1.F2" office:value-type="string">
                        <text:p text:style-name="Table_20_Contents">number of data points to follow</text:p>
                      </table:table-cell>
                    </table:table-row>
                    <table:table-row>
                      <table:table-cell table:style-name="Table1.A2" office:value-type="string">
                        <text:p text:style-name="Table_20_Contents">data</text:p>
                      </table:table-cell>
                      <table:table-cell table:style-name="Table1.A2" office:value-type="string">
                        <text:p text:style-name="Table_20_Contents">int[]</text:p>
                      </table:table-cell>
                      <table:table-cell table:style-name="Table1.A2" office:value-type="string">
                        <text:p text:style-name="Table_20_Contents">4*numData</text:p>
                      </table:table-cell>
                      <table:table-cell table:style-name="Table1.F2" office:value-type="string">
                        <text:p text:style-name="Table_20_Contents"/>
                      </table:table-cell>
                    </table:table-row>
                  </table:table>
                </table:table-cell>
                <table:covered-table-cell/>
                <table:covered-table-cell/>
                <table:covered-table-cell/>
              </table:table-row>
              <table:table-row>
                <table:table-cell table:style-name="Table1.A2" office:value-type="string">
                  <text:p text:style-name="Table_20_Contents">for FloatLeafNode</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stddev</text:p>
                      </table:table-cell>
                      <table:table-cell table:style-name="Table1.A2" office:value-type="string">
                        <text:p text:style-name="Table_20_Contents">float</text:p>
                      </table:table-cell>
                      <table:table-cell table:style-name="Table1.E5" office:value-type="float" office:value="4">
                        <text:p text:style-name="Table_20_Contents">4</text:p>
                      </table:table-cell>
                      <table:table-cell table:style-name="Table1.F2" office:value-type="string">
                        <text:p text:style-name="Table_20_Contents">standard deviation</text:p>
                      </table:table-cell>
                    </table:table-row>
                    <table:table-row>
                      <table:table-cell table:style-name="Table1.A2" office:value-type="string">
                        <text:p text:style-name="Table_20_Contents">mean</text:p>
                      </table:table-cell>
                      <table:table-cell table:style-name="Table1.A2" office:value-type="string">
                        <text:p text:style-name="Table_20_Contents">float</text:p>
                      </table:table-cell>
                      <table:table-cell table:style-name="Table1.E5" office:value-type="float" office:value="4">
                        <text:p text:style-name="Table_20_Contents">4</text:p>
                      </table:table-cell>
                      <table:table-cell table:style-name="Table1.F2" office:value-type="string">
                        <text:p text:style-name="Table_20_Contents">mean</text:p>
                      </table:table-cell>
                    </table:table-row>
                  </table:table>
                </table:table-cell>
                <table:covered-table-cell/>
                <table:covered-table-cell/>
                <table:covered-table-cell/>
              </table:table-row>
              <table:table-row>
                <table:table-cell table:style-name="Table1.A2" office:value-type="string">
                  <text:p text:style-name="Table_20_Contents">for IntAndFloatArrayLeafNode and StringAndFloatLeafNode</text:p>
                </table:table-cell>
                <table:table-cell table:number-columns-spanned="4">
                  <table:table table:is-sub-table="true">
                    <table:table-column table:style-name="Table1.A"/>
                    <table:table-column table:style-name="Table1.B11.2.4.2"/>
                    <table:table-column table:style-name="Table1.D"/>
                    <table:table-column table:style-name="Table1.E"/>
                    <table:table-column table:style-name="Table1.F"/>
                    <table:table-row>
                      <table:table-cell table:style-name="Table1.A2" table:number-columns-spanned="2" office:value-type="string">
                        <text:p text:style-name="Table_20_Contents">numData</text:p>
                      </table:table-cell>
                      <table:covered-table-cell/>
                      <table:table-cell table:style-name="Table1.A2" office:value-type="string">
                        <text:p text:style-name="Table_20_Contents">int</text:p>
                      </table:table-cell>
                      <table:table-cell table:style-name="Table1.E5" office:value-type="float" office:value="4">
                        <text:p text:style-name="Table_20_Contents">4</text:p>
                      </table:table-cell>
                      <table:table-cell table:style-name="Table1.F2" office:value-type="string">
                        <text:p text:style-name="Table_20_Contents">number of data pairs to follow</text:p>
                      </table:table-cell>
                    </table:table-row>
                    <table:table-row>
                      <table:table-cell table:style-name="Table1.A2" office:value-type="string">
                        <text:p text:style-name="Table_20_Contents">for each data pair</text:p>
                      </table:table-cell>
                      <table:table-cell table:number-columns-spanned="4">
                        <table:table table:is-sub-table="true">
                          <table:table-column table:style-name="Table1.B11.2.4.2"/>
                          <table:table-column table:style-name="Table1.D"/>
                          <table:table-column table:style-name="Table1.E"/>
                          <table:table-column table:style-name="Table1.F"/>
                          <table:table-row>
                            <table:table-cell table:style-name="Table1.A2" office:value-type="string">
                              <text:p text:style-name="Table_20_Contents">intVal</text:p>
                            </table:table-cell>
                            <table:table-cell table:style-name="Table1.A2" office:value-type="string">
                              <text:p text:style-name="Table_20_Contents">int</text:p>
                            </table:table-cell>
                            <table:table-cell table:style-name="Table1.E5" office:value-type="float" office:value="4">
                              <text:p text:style-name="Table_20_Contents">4</text:p>
                            </table:table-cell>
                            <table:table-cell table:style-name="Table1.F2" office:value-type="string">
                              <text:p text:style-name="Table_20_Contents">numData such data </text:p>
                            </table:table-cell>
                          </table:table-row>
                          <table:table-row>
                            <table:table-cell table:style-name="Table1.A2" office:value-type="string">
                              <text:p text:style-name="Table_20_Contents">floatVal</text:p>
                            </table:table-cell>
                            <table:table-cell table:style-name="Table1.A2" office:value-type="string">
                              <text:p text:style-name="Table_20_Contents">float</text:p>
                            </table:table-cell>
                            <table:table-cell table:style-name="Table1.E5" office:value-type="float" office:value="4">
                              <text:p text:style-name="Table_20_Contents">4</text:p>
                            </table:table-cell>
                            <table:table-cell table:style-name="Table1.F2" office:value-type="string">
                              <text:p text:style-name="Table_20_Contents"/>
                            </table:table-cell>
                          </table:table-row>
                        </table:table>
                      </table:table-cell>
                      <table:covered-table-cell/>
                      <table:covered-table-cell/>
                      <table:covered-table-cell/>
                    </table:table-row>
                  </table:table>
                </table:table-cell>
                <table:covered-table-cell/>
                <table:covered-table-cell/>
                <table:covered-table-cell/>
              </table:table-row>
              <table:table-row>
                <table:table-cell table:style-name="Table1.A2" office:value-type="string">
                  <text:p text:style-name="Table_20_Contents">for FeatureVectorLeafNode</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numData</text:p>
                      </table:table-cell>
                      <table:table-cell table:style-name="Table1.A2" office:value-type="string">
                        <text:p text:style-name="Table_20_Contents">int</text:p>
                      </table:table-cell>
                      <table:table-cell table:style-name="Table1.E5" office:value-type="float" office:value="4">
                        <text:p text:style-name="Table_20_Contents">4</text:p>
                      </table:table-cell>
                      <table:table-cell table:style-name="Table1.F2" office:value-type="string">
                        <text:p text:style-name="Table_20_Contents">number of data points to follow</text:p>
                      </table:table-cell>
                    </table:table-row>
                    <table:table-row>
                      <table:table-cell table:style-name="Table1.A2" office:value-type="string">
                        <text:p text:style-name="Table_20_Contents">data</text:p>
                      </table:table-cell>
                      <table:table-cell table:style-name="Table1.A2" office:value-type="string">
                        <text:p text:style-name="Table_20_Contents">int[]</text:p>
                      </table:table-cell>
                      <table:table-cell table:style-name="Table1.A2" office:value-type="string">
                        <text:p text:style-name="Table_20_Contents">4*numData</text:p>
                      </table:table-cell>
                      <table:table-cell table:style-name="Table1.F2" office:value-type="string">
                        <text:p text:style-name="Table_20_Contents"/>
                      </table:table-cell>
                    </table:table-row>
                  </table:table>
                </table:table-cell>
                <table:covered-table-cell/>
                <table:covered-table-cell/>
                <table:covered-table-cell/>
              </table:table-row>
            </table:table>
          </table:table-cell>
          <table:covered-table-cell/>
          <table:covered-table-cell/>
          <table:covered-table-cell/>
          <table:covered-table-cell/>
        </table:table-row>
      </table:table>
      <text:p text:style-name="Text_20_body"/>
      <text:h text:style-name="Heading_20_2" text:outline-level="2"/>
      <text:h text:style-name="P13" text:outline-level="2">DirectedGraph file</text:h>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40”, corresponding to MARY 4.0.</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DirectedGraph files, this is “110”.</text:p>
          </table:table-cell>
        </table:table-row>
        <table:table-row>
          <table:table-cell table:style-name="Tabelle1.A2" table:number-columns-spanned="2" office:value-type="string">
            <text:p text:style-name="Table_20_Contents">Properties</text:p>
          </table:table-cell>
          <table:covered-table-cell/>
          <table:table-cell table:style-name="Tabelle1.A2" office:value-type="string">
            <text:p text:style-name="Table_20_Contents">propStringLength</text:p>
          </table:table-cell>
          <table:table-cell table:style-name="Tabelle1.A2" office:value-type="string">
            <text:p text:style-name="Table_20_Contents">short</text:p>
          </table:table-cell>
          <table:table-cell table:style-name="Tabelle1.E5" office:value-type="float" office:value="2">
            <text:p text:style-name="Table_20_Contents">2</text:p>
          </table:table-cell>
          <table:table-cell table:style-name="Tabelle1.F2" office:value-type="string">
            <text:p text:style-name="Table_20_Contents"/>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propString</text:p>
          </table:table-cell>
          <table:table-cell table:style-name="Tabelle1.A2" office:value-type="string">
            <text:p text:style-name="Table_20_Contents">byte[]</text:p>
          </table:table-cell>
          <table:table-cell table:style-name="Tabelle1.A2" office:value-type="string">
            <text:p text:style-name="Table_20_Contents">propStringLength</text:p>
          </table:table-cell>
          <table:table-cell table:style-name="Tabelle1.F2" office:value-type="string">
            <text:p text:style-name="Table_20_Contents">a String representing a properties file, in ISO-8859-1 encoding as created by Properties.store(). This can be used to encode arbitrary key-value pairs.</text:p>
          </table:table-cell>
        </table:table-row>
        <table:table-row>
          <table:table-cell table:style-name="Tabelle1.A2" table:number-columns-spanned="2" office:value-type="string">
            <text:p text:style-name="Table_20_Contents">feature definition (identical to Target Feature File, see below)</text:p>
          </table:table-cell>
          <table:covered-table-cell/>
          <table:table-cell table:style-name="Tabelle1.A2" office:value-type="string">
            <text:p text:style-name="Table_20_Contents">...</text:p>
          </table:table-cell>
          <table:table-cell table:style-name="Tabelle1.A2" office:value-type="string">
            <text:p text:style-name="Table_20_Contents">...</text:p>
          </table:table-cell>
          <table:table-cell table:style-name="Tabelle1.A2" office:value-type="string">
            <text:p text:style-name="Table_20_Contents">...</text:p>
          </table:table-cell>
          <table:table-cell table:style-name="Tabelle1.F2" office:value-type="string">
            <text:p text:style-name="Table_20_Contents">...</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numDecisionNodes</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the number of decision nodes that will follow</text:p>
          </table:table-cell>
        </table:table-row>
        <table:table-row>
          <table:table-cell table:style-name="Tabelle1.A2" table:number-columns-spanned="2" office:value-type="string">
            <text:p text:style-name="Table_20_Contents">for each decision node</text:p>
          </table:table-cell>
          <table:covered-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featureNameIndex</text:p>
                </table:table-cell>
                <table:table-cell table:style-name="Tabelle1.A2" office:value-type="string">
                  <text:p text:style-name="Table_20_Contents">int </text:p>
                </table:table-cell>
                <table:table-cell table:style-name="Tabelle1.E5" office:value-type="float" office:value="4">
                  <text:p text:style-name="Table_20_Contents">4</text:p>
                </table:table-cell>
                <table:table-cell table:style-name="Tabelle1.F2" office:value-type="string">
                  <text:p text:style-name="Table_20_Contents">index of the feature name according to the feature definition above</text:p>
                </table:table-cell>
              </table:table-row>
              <table:table-row>
                <table:table-cell table:style-name="Tabelle1.A2" office:value-type="string">
                  <text:p text:style-name="Table_20_Contents">nodeType</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one of the following:</text:p>
                  <text:p text:style-name="Table_20_Contents">0=BinaryByteDecisionNode</text:p>
                  <text:p text:style-name="Table_20_Contents">1=BinaryShortDecisionNode</text:p>
                  <text:p text:style-name="Table_20_Contents">2=BinaryFloatDecisionNode</text:p>
                  <text:p text:style-name="Table_20_Contents">3=ByteDecisionNode</text:p>
                  <text:p text:style-name="Table_20_Contents">4=ShortDecisionNode</text:p>
                </table:table-cell>
              </table:table-row>
              <table:table-row>
                <table:table-cell table:style-name="Tabelle1.A2" office:value-type="string">
                  <text:p text:style-name="Table_20_Contents">questionValue</text:p>
                </table:table-cell>
                <table:table-cell table:style-name="Tabelle1.A2" office:value-type="string">
                  <text:p text:style-name="Table_20_Contents">int/float</text:p>
                </table:table-cell>
                <table:table-cell table:style-name="Tabelle1.E5" office:value-type="float" office:value="4">
                  <text:p text:style-name="Table_20_Contents">4</text:p>
                </table:table-cell>
                <table:table-cell table:style-name="Tabelle1.F2" office:value-type="string">
                  <text:p text:style-name="Table_20_Contents">float in case of BinaryFloatDecisionNode;</text:p>
                  <text:p text:style-name="Table_20_Contents">index of feature value in case of BinaryByteDecisionNode or BinaryShortDecisionNode; number of child nodes to follow in case of ByteDecisionNode or ShortDecisionNode (in which case the number of children must be identical to the number of possible values of the feature given in featureNameIndex)</text:p>
                </table:table-cell>
              </table:table-row>
              <table:table-row>
                <table:table-cell table:style-name="Tabelle1.A2" office:value-type="string">
                  <text:p text:style-name="Table_20_Contents">childNodeIDs</text:p>
                </table:table-cell>
                <table:table-cell table:style-name="Tabelle1.A2" office:value-type="string">
                  <text:p text:style-name="Table_20_Contents">int[]</text:p>
                </table:table-cell>
                <table:table-cell table:style-name="Tabelle1.A2" office:value-type="string">
                  <text:p text:style-name="Table_20_Contents">4*numberOfChildren</text:p>
                </table:table-cell>
                <table:table-cell table:style-name="Tabelle1.F2" office:value-type="string">
                  <text:p text:style-name="Table_20_Contents">whereby numberOfChildren = 2 for BinaryByteDecisionNode, BinaryShortDecisionNode and BinaryFloatDecisionNode, and numberOfChildern = questionValue for ByteDecisionNode and ShortDecisionNode.</text:p>
                  <text:p text:style-name="Table_20_Contents"/>
                  <text:p text:style-name="Table_20_Contents">NB: childNodeIDs are structured data, see below.</text:p>
                </table:table-cell>
              </table:table-row>
            </table:table>
          </table:table-cell>
          <table:covered-table-cell/>
          <table:covered-table-cell/>
          <table:covered-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number of leaf nodes</text:p>
          </table:table-cell>
          <table:table-cell table:style-name="Tabelle1.A2" office:value-type="string">
            <text:p text:style-name="Table_20_Contents">int </text:p>
          </table:table-cell>
          <table:table-cell table:style-name="Tabelle1.E5" office:value-type="float" office:value="4">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leaf node</text:p>
          </table:table-cell>
          <table:table-cell table:number-columns-spanned="5">
            <table:table table:is-sub-table="true">
              <table:table-column table:style-name="Tabelle1.A"/>
              <table:table-column table:style-name="Tabelle1.C"/>
              <table:table-column table:style-name="Tabelle1.D"/>
              <table:table-column table:style-name="Tabelle1.E"/>
              <table:table-column table:style-name="Tabelle1.F"/>
              <table:table-row>
                <table:table-cell table:style-name="Tabelle1.A2" office:value-type="string">
                  <text:p text:style-name="Table_20_Contents"/>
                </table:table-cell>
                <table:table-cell table:style-name="Tabelle1.A2" office:value-type="string">
                  <text:p text:style-name="Table_20_Contents">leafNodeType</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type of leaf node, where</text:p>
                  <text:p text:style-name="Table_20_Contents">0 = IntArrayLeafNode</text:p>
                  <text:p text:style-name="Table_20_Contents">1 = FloatLeafNode</text:p>
                  <text:p text:style-name="Table_20_Contents">2 = IntAndFloatArrayLeafNode</text:p>
                  <text:p text:style-name="Table_20_Contents">3 = StringAndFloatLeafNode</text:p>
                  <text:p text:style-name="Table_20_Contents">4 = FeatureVectorLeafNode</text:p>
                  <text:p text:style-name="Table_20_Contents">5 = PdfLeafNode</text:p>
                </table:table-cell>
              </table:table-row>
              <table:table-row>
                <table:table-cell table:style-name="Tabelle1.A2" office:value-type="string">
                  <text:p text:style-name="Table_20_Contents">for IntArray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umData</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number of data points to follow</text:p>
                      </table:table-cell>
                    </table:table-row>
                    <table:table-row>
                      <table:table-cell table:style-name="Tabelle1.A2" office:value-type="string">
                        <text:p text:style-name="Table_20_Contents">data</text:p>
                      </table:table-cell>
                      <table:table-cell table:style-name="Tabelle1.A2" office:value-type="string">
                        <text:p text:style-name="Table_20_Contents">int[]</text:p>
                      </table:table-cell>
                      <table:table-cell table:style-name="Tabelle1.A2" office:value-type="string">
                        <text:p text:style-name="Table_20_Contents">4*numData</text:p>
                      </table:table-cell>
                      <table:table-cell table:style-name="Tabelle1.F2" office:value-type="string">
                        <text:p text:style-name="Table_20_Contents"/>
                      </table:table-cell>
                    </table:table-row>
                  </table:table>
                </table:table-cell>
                <table:covered-table-cell/>
                <table:covered-table-cell/>
                <table:covered-table-cell/>
              </table:table-row>
              <table:table-row>
                <table:table-cell table:style-name="Tabelle1.A2" office:value-type="string">
                  <text:p text:style-name="Table_20_Contents">for Float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stddev</text:p>
                      </table:table-cell>
                      <table:table-cell table:style-name="Tabelle1.A2" office:value-type="string">
                        <text:p text:style-name="Table_20_Contents">float</text:p>
                      </table:table-cell>
                      <table:table-cell table:style-name="Tabelle1.E5" office:value-type="float" office:value="4">
                        <text:p text:style-name="Table_20_Contents">4</text:p>
                      </table:table-cell>
                      <table:table-cell table:style-name="Tabelle1.F2" office:value-type="string">
                        <text:p text:style-name="Table_20_Contents">standard deviation</text:p>
                      </table:table-cell>
                    </table:table-row>
                    <table:table-row>
                      <table:table-cell table:style-name="Tabelle1.A2" office:value-type="string">
                        <text:p text:style-name="Table_20_Contents">mean</text:p>
                      </table:table-cell>
                      <table:table-cell table:style-name="Tabelle1.A2" office:value-type="string">
                        <text:p text:style-name="Table_20_Contents">float</text:p>
                      </table:table-cell>
                      <table:table-cell table:style-name="Tabelle1.E5" office:value-type="float" office:value="4">
                        <text:p text:style-name="Table_20_Contents">4</text:p>
                      </table:table-cell>
                      <table:table-cell table:style-name="Tabelle1.F2" office:value-type="string">
                        <text:p text:style-name="Table_20_Contents">mean</text:p>
                      </table:table-cell>
                    </table:table-row>
                  </table:table>
                </table:table-cell>
                <table:covered-table-cell/>
                <table:covered-table-cell/>
                <table:covered-table-cell/>
              </table:table-row>
              <table:table-row>
                <table:table-cell table:style-name="Tabelle1.A2" office:value-type="string">
                  <text:p text:style-name="Table_20_Contents">for IntAndFloatArrayLeafNode and StringAndFloatLeafNode</text:p>
                </table:table-cell>
                <table:table-cell table:number-columns-spanned="4">
                  <table:table table:is-sub-table="true">
                    <table:table-column table:style-name="Tabelle1.A"/>
                    <table:table-column table:style-name="Tabelle1.B11.2.4.2"/>
                    <table:table-column table:style-name="Tabelle1.D"/>
                    <table:table-column table:style-name="Tabelle1.E"/>
                    <table:table-column table:style-name="Tabelle1.F"/>
                    <table:table-row>
                      <table:table-cell table:style-name="Tabelle1.A2" table:number-columns-spanned="2" office:value-type="string">
                        <text:p text:style-name="Table_20_Contents">numData</text:p>
                      </table:table-cell>
                      <table:covered-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number of data pairs to follow</text:p>
                      </table:table-cell>
                    </table:table-row>
                    <table:table-row>
                      <table:table-cell table:style-name="Tabelle1.A2" office:value-type="string">
                        <text:p text:style-name="Table_20_Contents">for each data pair</text:p>
                      </table:table-cell>
                      <table:table-cell table:number-columns-spanned="4">
                        <table:table table:is-sub-table="true">
                          <table:table-column table:style-name="Tabelle1.B11.2.4.2"/>
                          <table:table-column table:style-name="Tabelle1.D"/>
                          <table:table-column table:style-name="Tabelle1.E"/>
                          <table:table-column table:style-name="Tabelle1.F"/>
                          <table:table-row>
                            <table:table-cell table:style-name="Tabelle1.A2" office:value-type="string">
                              <text:p text:style-name="Table_20_Contents">intVal</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numData such data </text:p>
                            </table:table-cell>
                          </table:table-row>
                          <table:table-row>
                            <table:table-cell table:style-name="Tabelle1.A2" office:value-type="string">
                              <text:p text:style-name="Table_20_Contents">floatVal</text:p>
                            </table:table-cell>
                            <table:table-cell table:style-name="Tabelle1.A2" office:value-type="string">
                              <text:p text:style-name="Table_20_Contents">float</text:p>
                            </table:table-cell>
                            <table:table-cell table:style-name="Tabelle1.E5" office:value-type="float" office:value="4">
                              <text:p text:style-name="Table_20_Contents">4</text:p>
                            </table:table-cell>
                            <table:table-cell table:style-name="Tabelle1.F2" office:value-type="string">
                              <text:p text:style-name="Table_20_Contents"/>
                            </table:table-cell>
                          </table:table-row>
                        </table:table>
                      </table:table-cell>
                      <table:covered-table-cell/>
                      <table:covered-table-cell/>
                      <table:covered-table-cell/>
                    </table:table-row>
                  </table:table>
                </table:table-cell>
                <table:covered-table-cell/>
                <table:covered-table-cell/>
                <table:covered-table-cell/>
              </table:table-row>
              <table:table-row>
                <table:table-cell table:style-name="Tabelle1.A2" office:value-type="string">
                  <text:p text:style-name="Table_20_Contents">for FeatureVector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umData</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number of data points to follow</text:p>
                      </table:table-cell>
                    </table:table-row>
                    <table:table-row>
                      <table:table-cell table:style-name="Tabelle1.A2" office:value-type="string">
                        <text:p text:style-name="Table_20_Contents">data</text:p>
                      </table:table-cell>
                      <table:table-cell table:style-name="Tabelle1.A2" office:value-type="string">
                        <text:p text:style-name="Table_20_Contents">int[]</text:p>
                      </table:table-cell>
                      <table:table-cell table:style-name="Tabelle1.A2" office:value-type="string">
                        <text:p text:style-name="Table_20_Contents">4*numData</text:p>
                      </table:table-cell>
                      <table:table-cell table:style-name="Tabelle1.F2" office:value-type="string">
                        <text:p text:style-name="Table_20_Contents"/>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number of directed graph node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row>
          <table:table-cell table:style-name="Tabelle1.A2" table:number-columns-spanned="2" office:value-type="string">
            <text:p text:style-name="Table_20_Contents">for each directed graph node</text:p>
          </table:table-cell>
          <table:covered-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leafChildNodeID</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childNodeIDs are structured data, see below.</text:p>
                </table:table-cell>
              </table:table-row>
              <table:table-row>
                <table:table-cell table:style-name="Tabelle1.A2" office:value-type="string">
                  <text:p text:style-name="Table_20_Contents">decisionChildNodeID</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childNodeIDs are structured data, see below.</text:p>
                </table:table-cell>
              </table:table-row>
            </table:table>
          </table:table-cell>
          <table:covered-table-cell/>
          <table:covered-table-cell/>
          <table:covered-table-cell/>
        </table:table-row>
      </table:table>
      <text:p text:style-name="Text_20_body"/>
      <text:p text:style-name="Text_20_body">Child node IDs are structured as follows:</text:p>
      <text:p text:style-name="Text_20_body">the highest two bits indicate the type of child node as follows:</text:p>
      <text:p text:style-name="Text_20_body">0: leaf node</text:p>
      <text:p text:style-name="Text_20_body">1: decision node</text:p>
      <text:p text:style-name="Text_20_body">2: directed graph node</text:p>
      <text:p text:style-name="Text_20_body">The remaining 30 bits contain the index number.</text:p>
      <text:h text:style-name="Heading_20_2" text:outline-level="2"/>
      <text:h text:style-name="P13"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text:s/>For the current specification, this will be “40”, corresponding to MARY 4.0.</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00”.</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13"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text:s/>For the current specification, this will be “40”, corresponding to MARY 4.0.</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00” for phone feature files and “301” for halfphone feature files.</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5.1"/>
              <table:table-column table:style-name="Tabelle3.B5.2"/>
              <table:table-column table:style-name="Tabelle3.C"/>
              <table:table-column table:style-name="Tabelle3.D"/>
              <table:table-column table:style-name="Tabelle3.B5.5"/>
              <table:table-column table:style-name="Tabelle3.B5.6"/>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is useful for discrete features that have just a few different possible values. </text:p>
                </table:table-cell>
              </table:table-row>
              <table:table-row>
                <table:table-cell table:style-name="Tabelle3.A2" office:value-type="string">
                  <text:p text:style-name="Table_20_Contents">for each byte-valued discrete feature</text:p>
                </table:table-cell>
                <table:table-cell>
                  <table:table table:is-sub-table="true">
                    <table:table-column table:style-name="Tabelle3.B5.2"/>
                    <table:table-row table:style-name="Tabelle3.B5.2.2.1">
                      <table:table-cell table:style-name="Tabelle3.A2" office:value-type="string">
                        <text:p text:style-name="P3"/>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style-name="Tabelle3.B5.3.2.1">
                      <table:table-cell table:style-name="Tabelle3.A2" office:value-type="string">
                        <text:p text:style-name="P3">featureWeight</text:p>
                      </table:table-cell>
                      <table:table-cell table:style-name="Tabelle3.A2" office:value-type="string">
                        <text:p text:style-name="P3">float</text:p>
                      </table:table-cell>
                      <table:table-cell table:style-name="Tabelle3.A2" office:value-type="string">
                        <text:p text:style-name="P3">4</text:p>
                      </table:table-cell>
                      <table:table-cell table:style-name="Tabelle3.F2" office:value-type="string">
                        <text:p text:style-name="P3"/>
                      </table:table-cell>
                    </table:table-row>
                    <table:table-row>
                      <table:table-cell table:style-name="Tabelle3.A2" office:value-type="string">
                        <text:p text:style-name="P3">featureNam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style-name="Tabelle3.B5.3.2.3">
                      <table:table-cell table:style-name="Tabelle3.A2" office:value-type="string">
                        <text:p text:style-name="P3">featureName</text:p>
                      </table:table-cell>
                      <table:table-cell table:style-name="Tabelle3.A2" office:value-type="string">
                        <text:p text:style-name="P3">byte[]</text:p>
                      </table:table-cell>
                      <table:table-cell table:style-name="Tabelle3.A2" office:value-type="string">
                        <text:p text:style-name="P3">featureNameSize</text:p>
                      </table:table-cell>
                      <table:table-cell table:style-name="Tabelle3.F2" office:value-type="string">
                        <text:p text:style-name="P3">a UTF-8 encoded String, representing the feature name, e.g. “stress”</text:p>
                      </table:table-cell>
                    </table:table-row>
                    <table:table-row>
                      <table:table-cell table:style-name="Tabelle3.A2" office:value-type="string">
                        <text:p text:style-name="P3">numberOfValues</text:p>
                      </table:table-cell>
                      <table:table-cell table:style-name="Tabelle3.A2" office:value-type="string">
                        <text:p text:style-name="P3">byte</text:p>
                      </table:table-cell>
                      <table:table-cell table:style-name="Tabelle3.A2" office:value-type="string">
                        <text:p text:style-name="P3">1</text:p>
                      </table:table-cell>
                      <table:table-cell table:style-name="Tabelle3.F2" office:value-type="string">
                        <text:p text:style-name="P3">number of possible string values for this feature; must be &lt; 128.</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discrete features that have many different possible values.</text:p>
                </table:table-cell>
              </table:table-row>
              <table:table-row>
                <table:table-cell table:style-name="Tabelle3.A2" office:value-type="string">
                  <text:p text:style-name="Table_20_Contents">for each short-valued discrete feature</text:p>
                </table:table-cell>
                <table:table-cell>
                  <table:table table:is-sub-table="true">
                    <table:table-column table:style-name="Tabelle3.B5.2"/>
                    <table:table-row table:style-name="Tabelle3.B5.2.4.1">
                      <table:table-cell table:style-name="Tabelle3.A2" office:value-type="string">
                        <text:p text:style-name="P3"/>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P3">featureWeight</text:p>
                      </table:table-cell>
                      <table:table-cell table:style-name="Tabelle3.A2" office:value-type="string">
                        <text:p text:style-name="P3">float</text:p>
                      </table:table-cell>
                      <table:table-cell table:style-name="Tabelle3.A2" office:value-type="string">
                        <text:p text:style-name="P3">4</text:p>
                      </table:table-cell>
                      <table:table-cell table:style-name="Tabelle3.F2" office:value-type="string">
                        <text:p text:style-name="P3"/>
                      </table:table-cell>
                    </table:table-row>
                    <table:table-row>
                      <table:table-cell table:style-name="Tabelle3.A2" office:value-type="string">
                        <text:p text:style-name="P3">featureNam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featureName</text:p>
                      </table:table-cell>
                      <table:table-cell table:style-name="Tabelle3.A2" office:value-type="string">
                        <text:p text:style-name="P3">byte[]</text:p>
                      </table:table-cell>
                      <table:table-cell table:style-name="Tabelle3.A2" office:value-type="string">
                        <text:p text:style-name="P3">featureNameSize</text:p>
                      </table:table-cell>
                      <table:table-cell table:style-name="Tabelle3.F2" office:value-type="string">
                        <text:p text:style-name="P3">a UTF-8 encoded String, representing the feature name, e.g. “stress”</text:p>
                      </table:table-cell>
                    </table:table-row>
                    <table:table-row>
                      <table:table-cell table:style-name="Tabelle3.A2" office:value-type="string">
                        <text:p text:style-name="P3">numberOfValues</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number of possible string values for this feature; must be &lt; 16384.</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table:number-columns-spanned="2" office:value-type="string">
                  <text:p text:style-name="Table_20_Contents">for each continuous feature</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unit_duration”</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P1"/>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P1"/>
                </table:table-cell>
              </table:table-row>
              <table:table-row>
                <table:table-cell table:style-name="Tabelle3.A2" office:value-type="string">
                  <text:p text:style-name="Table_20_Contents">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P1"/>
                </table:table-cell>
              </table:table-row>
            </table:table>
          </table:table-cell>
          <table:covered-table-cell/>
          <table:covered-table-cell/>
          <table:covered-table-cell/>
        </table:table-row>
      </table:table>
      <text:h text:style-name="P13"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text:s/>For the current specification, this will be “40”, corresponding to MARY 4.0.</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00”.</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13" text:outline-level="2">Precomputed <text:s/>Join Cost file</text:h>
      <text:p text:style-name="Text_20_body">This file provides a fast run-time access to join costs at diphone boundaries. Use in the run-time system is optional, but can increase run-time performance enormously (I hope).</text:p>
      <text:p text:style-name="Text_20_body">For space reasons, the list of pre-computed joins is very sparsely filled; including all possible joins would make the file size explode. Joins are possible only between the left and right half-phone of the same phoneme; joins with costs above some threshold are considered impossible and are not listed.</text:p>
      <text:p text:style-name="Standard">That means, combinations of left and right halfphone units not occurring in this list are taken to be unjoinable.</text:p>
      <text:p text:style-name="Standard"/>
      <text:p text:style-name="Standard">This file will not be useful when diphones are missing and we need to fall back to half phones; in these rare events, we will still need to compute the join costs online; that means, we will still need a join cost feature file.</text:p>
      <text:p text:style-name="Standard"/>
      <table:table table:name="Tabelle6" table:style-name="Tabelle6">
        <table:table-column table:style-name="Tabelle6.A" table:number-columns-repeated="2"/>
        <table:table-column table:style-name="Tabelle6.C"/>
        <table:table-column table:style-name="Tabelle6.D"/>
        <table:table-column table:style-name="Tabelle6.E"/>
        <table:table-column table:style-name="Tabelle6.F"/>
        <table:table-header-rows>
          <table:table-row>
            <table:table-cell table:style-name="Tabelle6.A1" table:number-columns-spanned="2" office:value-type="string">
              <text:p text:style-name="Table_20_Heading">Section</text:p>
            </table:table-cell>
            <table:covered-table-cell/>
            <table:table-cell table:style-name="Tabelle6.A1" office:value-type="string">
              <text:p text:style-name="Table_20_Heading">Info</text:p>
            </table:table-cell>
            <table:table-cell table:style-name="Tabelle6.A1" office:value-type="string">
              <text:p text:style-name="Table_20_Heading">Type</text:p>
            </table:table-cell>
            <table:table-cell table:style-name="Tabelle6.A1" office:value-type="string">
              <text:p text:style-name="Table_20_Heading">Bytes</text:p>
            </table:table-cell>
            <table:table-cell table:style-name="Tabelle6.F1" office:value-type="string">
              <text:p text:style-name="Table_20_Heading">Comments</text:p>
            </table:table-cell>
          </table:table-row>
        </table:table-header-rows>
        <table:table-row>
          <table:table-cell table:style-name="Tabelle6.A2" table:number-columns-spanned="2" office:value-type="string">
            <text:p text:style-name="Table_20_Contents">Header</text:p>
          </table:table-cell>
          <table:covered-table-cell/>
          <table:table-cell table:style-name="Tabelle6.A2" office:value-type="string">
            <text:p text:style-name="Table_20_Contents">magic</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magic code identifying MARY database files; the integer value 0x4d415259, corresponding to the ASCII text “MARY”.</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version</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version number, as a quick way to check whether the database format is expected to be readable by a given code. <text:s/>For the current specification, this will be “40”, corresponding to MARY 4.0.</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fileType</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unique identifier identifying the type of file we are looking at. For precomputed Join cost files, this is “450”.</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numberOfLeftUnits</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6">
          <table:table-cell table:style-name="Tabelle6.A2" office:value-type="string">
            <text:p text:style-name="Table_20_Contents">join cost section, one for each left unit</text:p>
          </table:table-cell>
          <table:table-cell>
            <table:table table:is-sub-table="true">
              <table:table-column table:style-name="Tabelle6.A"/>
              <table:table-row table:style-name="Tabelle6.B6.1">
                <table:table-cell table:style-name="Tabelle6.A2" office:value-type="string">
                  <text:p text:style-name="Table_20_Contents"/>
                </table:table-cell>
              </table:table-row>
              <table:table-row table:style-name="Tabelle6.B6.2">
                <table:table-cell table:style-name="Tabelle6.A2" office:value-type="string">
                  <text:p text:style-name="Table_20_Contents">join cost, one for each right unit</text:p>
                </table:table-cell>
              </table:table-row>
            </table:table>
          </table:table-cell>
          <table:table-cell table:number-columns-spanned="4">
            <table:table table:is-sub-table="true">
              <table:table-column table:style-name="Tabelle6.C"/>
              <table:table-column table:style-name="Tabelle6.D"/>
              <table:table-column table:style-name="Tabelle6.E"/>
              <table:table-column table:style-name="Tabelle6.F"/>
              <table:table-row table:style-name="Tabelle6.C6.1">
                <table:table-cell table:style-name="Tabelle6.A1" office:value-type="string">
                  <text:p text:style-name="Table_20_Contents">left unit index</text:p>
                </table:table-cell>
                <table:table-cell table:style-name="Tabelle6.A1" office:value-type="string">
                  <text:p text:style-name="Table_20_Contents">int</text:p>
                </table:table-cell>
                <table:table-cell table:style-name="Tabelle6.A1" office:value-type="string">
                  <text:p text:style-name="Table_20_Contents">4</text:p>
                </table:table-cell>
                <table:table-cell table:style-name="Tabelle6.F1" office:value-type="string">
                  <text:p text:style-name="Table_20_Contents"/>
                </table:table-cell>
              </table:table-row>
              <table:table-row table:style-name="Tabelle6.C6.1">
                <table:table-cell table:style-name="Tabelle6.A2" office:value-type="string">
                  <text:p text:style-name="Table_20_Contents">number of right units</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6.3">
                <table:table-cell table:style-name="Tabelle6.A2" office:value-type="string">
                  <text:p text:style-name="Table_20_Contents">right unit index</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6.4">
                <table:table-cell table:style-name="Tabelle6.A2" office:value-type="string">
                  <text:p text:style-name="Table_20_Contents">cost of joining the left and right units</text:p>
                </table:table-cell>
                <table:table-cell table:style-name="Tabelle6.A2" office:value-type="string">
                  <text:p text:style-name="Table_20_Contents">floa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
          </table:table-cell>
          <table:covered-table-cell/>
          <table:covered-table-cell/>
          <table:covered-table-cell/>
        </table:table-row>
      </table:table>
      <text:p text:style-name="Standard"/>
      <text:p text:style-name="Standard"/>
      <text:h text:style-name="P13" text:outline-level="2">Time line files</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version number, as a quick way to check whether the database format is expected to be readable by a given code. <text:s/>For the current specification, this will be “40”, corresponding to MARY 4.0.</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unique identifier identifying the type of file we are looking at. For Time line files, this is “500”.</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2">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2">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4">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4">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4">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2">8</text:p>
                </table:table-cell>
                <table:table-cell table:style-name="Table2.C4.4.4" office:value-type="string">
                  <text:p text:style-name="P4">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2">8</text:p>
                </table:table-cell>
                <table:table-cell table:style-name="Table2.F1" office:value-type="string">
                  <text:p text:style-name="P7">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7">the datagram size [in bytes]</text:p>
                </table:table-cell>
              </table:table-row>
              <table:table-row>
                <table:table-cell table:style-name="Table2.A4" office:value-type="string">
                  <text:p text:style-name="Table_20_Contents">data</text:p>
                </table:table-cell>
                <table:table-cell table:style-name="Table2.A4" office:value-type="string">
                  <text:p text:style-name="Table_20_Contents">byte[]</text:p>
                </table:table-cell>
                <table:table-cell table:style-name="Table2.A4" office:value-type="string">
                  <text:p text:style-name="P2">datagramSize</text:p>
                </table:table-cell>
                <table:table-cell table:style-name="Table2.C4.4.4" office:value-type="string">
                  <text:p text:style-name="P7">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B6.2"/>
              <table:table-column table:style-name="Table2.B6.3"/>
              <table:table-column table:style-name="Table2.B6.4"/>
              <table:table-column table:style-name="Table2.B6.5"/>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7">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7">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B6.2"/>
                    <table:table-column table:style-name="Table2.B6.3"/>
                    <table:table-column table:style-name="Table2.B6.4"/>
                    <table:table-column table:style-name="Table2.B6.5"/>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7">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8">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7">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7">the time position of the last datagram in the file</text:p>
                </table:table-cell>
              </table:table-row>
            </table:table>
          </table:table-cell>
          <table:covered-table-cell/>
          <table:covered-table-cell/>
          <table:covered-table-cell/>
          <table:covered-table-cell/>
        </table:table-row>
      </table:table>
      <text:p text:style-name="Standard"/>
      <text:p text:style-name="P5">Remarks:</text:p>
      <text:p text:style-name="P4"><text:span text:style-name="T2">-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h text:style-name="P14" text:outline-level="2">Definitions</text:h>
      <text:p text:style-name="P9"/>
      <text:p text:style-name="P11"><text:span text:style-name="T3">Time measurement</text:span>: every time will be measured with a couple of (long sampleIndex, int sampleRate).</text:p>
      <text:p text:style-name="P4"/>
      <text:p text:style-name="P12"><text:span text:style-name="T3">Time-spacing mode</text:span>: can be “REGULAR” for regularly spaced signal samples or vectors of coefficients resulting from fixed rate processing, or “VARIABLE” for vectors of variably-spaced coefficients (e.g., resulting from pitch-synchronous processing).</text:p>
      <text:p text:style-name="P4"/>
      <text:p text:style-name="P6"><text:span text:style-name="T3">Datagram</text:span>: a piece of timeline-related information, regardless of its time-spacing mode.</text:p>
      <text:p text:style-name="P9"/>
      <text:p text:style-name="P10"><text:span text:style-name="T3">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Marc Schröder</meta:initial-creator>
    <meta:creation-date>2006-07-06T16:58:12</meta:creation-date>
    <dc:creator>Marc Schröder</dc:creator>
    <dc:date>2009-03-27T13:56:28</dc:date>
    <dc:language>en-GB</dc:language>
    <meta:editing-cycles>95</meta:editing-cycles>
    <meta:editing-duration>P1DT13H27M6S</meta:editing-duration>
    <meta:user-defined meta:name="Info 1"/>
    <meta:user-defined meta:name="Info 2"/>
    <meta:user-defined meta:name="Info 3"/>
    <meta:user-defined meta:name="Info 4"/>
    <meta:document-statistic meta:table-count="7" meta:image-count="0" meta:object-count="0" meta:page-count="16" meta:paragraph-count="596" meta:word-count="2796" meta:character-count="17139"/>
  </office:meta>
</office:document-meta>
</file>